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text-properties officeooo:rsid="0003a3a5" officeooo:paragraph-rsid="0003a3a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itle">React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105_3132634177" text:style-name="Index_20_Link" text:visited-style-name="Index_20_Link">Introducción<text:tab/>1</text:a></text:p>
        </text:index-body>
      </text:table-of-content>
      <text:p text:style-name="P4"/>
      <text:h text:style-name="P2" text:outline-level="1"/>
      <text:h text:style-name="P3" text:outline-level="1"><text:bookmark-start text:name="__RefHeading___Toc105_3132634177"/>Introducción<text:bookmark-end text:name="__RefHeading___Toc105_3132634177"/></text:h>
      <text:p text:style-name="Text_20_body">Nos va a facilitar el trabajo, pero es necesario aprender primero JavaScript,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25cm" style:contextual-spacing="false" fo:line-height="115%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5T20:31:34.861195262</meta:creation-date>
    <dc:date>2022-02-05T20:38:07.088404823</dc:date>
    <meta:editing-duration>PT6M32S</meta:editing-duration>
    <meta:editing-cycles>1</meta:editing-cycles>
    <meta:document-statistic meta:table-count="0" meta:image-count="0" meta:object-count="0" meta:page-count="2" meta:paragraph-count="5" meta:word-count="18" meta:character-count="119" meta:non-whitespace-character-count="105"/>
    <meta:generator>LibreOffice/7.2.5.2$Linux_X86_64 LibreOffice_project/20$Build-2</meta:generator>
  </office:meta>
</office:document-meta>
</file>